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7cc96" officeooo:paragraph-rsid="0007cc96"/>
    </style:style>
    <style:style style:name="P2" style:family="paragraph" style:parent-style-name="Header">
      <style:text-properties officeooo:rsid="0007cc96" officeooo:paragraph-rsid="0007cc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07cc96" officeooo:paragraph-rsid="0007cc96"/>
    </style:style>
    <style:style style:name="MP2" style:family="paragraph" style:parent-style-name="Footer">
      <style:text-properties officeooo:rsid="0007cc96" officeooo:paragraph-rsid="0007cc96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svg:height="24.99mm" fo:margin-left="0mm" fo:margin-right="0mm" fo:margin-top="14.99mm" style:dynamic-spacing="false"/>
      </style:footer-style>
    </style:page-layout>
  </office:automatic-styles>
  <office:master-styles>
    <style:master-page style:name="Standard" style:page-layout-name="Mpm1">
      <style:header>
        <text:p text:style-name="MP1">Dygf dfaj fldjkfldjkldjsafklödasjk fdjsa fdjkalöfdjkasl fjdla öfjdka fjdlöasfjdklasfjdlösajfdkl afjdklasjfldafdsafdsa</text:p>
      </style:header>
      <style:footer>
        <text:p text:style-name="MP2">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5:29:46.000811888</meta:creation-date>
    <dc:date>2014-12-03T15:32:22.212789038</dc:date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123" meta:non-whitespace-character-count="115"/>
    <meta:generator>LibreOffice/4.2.7.2$Linux_X86_64 LibreOffice_project/420m0$Build-2</meta:generator>
  </office:meta>
</office:document-meta>
</file>